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bald dwarf, an overly muscular giant, the inseparable duo of a sun girl and an ice queen, an honour student, a den of not-so unfriendly vipers. Then, there’s an alien, and there’s you.</text:p>
      <text:p text:style-name="Normal">And everyone goes to the same school, they all share the same classroom.</text:p>
      <text:p text:style-name="Normal">The bald dwarf has a beard almost as long as himself, he teaches maths and he’s their homeroom teacher.. He also wears large round spectacles that always seem on the verge of slipping off his nose. At first sight, one would think that he’s almost blind, but in reality he’s somehow able to see things that are happening behind him. It’s as if had eyes on the back of his bald head, and with them he frequently catches his students’ mischiefs and stops their shenanigans. Despite his apparent severity though, he’s a caring old man who worries about his students like he would his grandchildren. More than anything, seeing everyone grow is his greatest joy.</text:p>
      <text:p text:style-name="Normal">The muscular giant is a young man with a dream. He’s a muscle-head. He’s incredibly tall for someone his age, and because he trains as much as he can he’s much more muscular and fit than he has any right to be. But, he does need all his muscles, and all his hard work, and as he’ll discover in the future, all his brain, because he wants to become a pro wrestler. He’s looked up to pro wrestlers ever since he first saw them on TV, when he was little, and he’s always wanted to become one. However, since the school doesn’t have a wrestling club, he’s in the judo one. But he does train on his own at home.</text:p>
      <text:p text:style-name="Normal">太陽少女。名前通りすんっごく明るい娘だ。 The beloved tomboyish (?) girl, self-proclaimed introvert hunter. Apparently she’s got a certain affinity with ducks. She’s an extremely extroverted and outgoing girl, and she doesn’t just love talking to people, she would die of loneliness if she didn’t. Like a hamster. She’s also cute like one. She’d capable of talking to anyone about anything, not because she knows a lot (although she’s certainly well-versed in a lot of different topics), but just because she’s a top-class communicator. Because of this, and although she doesn’t understand it much herself, she finds herself particularly attracted to one of her classmates, and as a result the two of them are always together. Of course, that classmate is</text:p>
      <text:p text:style-name="Normal">The ice queen. 典型的なクールビュティー。 Cold and aloof, she always wears an expression of disinterest and you can never tell what she’s thinking. Unless “you” are her best friend. She’d never admit that that borderline medical case of human extroversion is her best friend though. But deep down she loves her very much. She’s a very caring person, the truth is that she’s just actually very clumsy with her emotions and she likes having the persona of a cool beauty. As you could expect, she’s very reserved and not very talkative, so, whenever she wants or needs anything, her best friend usually interprets for her. How these two understand each other with only one look, not even they know.</text:p>
      <text:p text:style-name="Normal">Also, as is usual for high school students, neither of them really knows what they’ll do after graduating. Not that they really care though. They’ve got vague ideas they think of casually from time to time, and they’ll worry about it when the time comes. They do want to stay together though, if possible. Ah, and of course, the ice queen doesn’t admit that directly.</text:p>
      <text:p text:style-name="Normal">そして二階堂ヒロ。こんにちは、ヒロちゃん。こんなとこで合うなんて思わなかった。でも、再会して嬉しい。 Well, I can’t have you use your actual name in this place though. Still, everyone will know who I’m talking about, when I talk about the honour student. Top of the class, highly disciplined, very diligent with a particularly noteworthy sense of proactivity.行動力って英語で何だったっけ？ In any case, she also has a very strong sense of justice and righteousness, and combined with her other traits, it makes her seem very severe and strict on both herself and others. However, her sense of righteousness comes from a deep-seated wish for harmony. I guess what you really want is for everyone to have a fair shot at life. You’re my first character I don’t understand fully, ヒロ。</text:p>
      <text:p text:style-name="Normal">ね。これ以上は。。。 This is my first time creating a world properly, so I don’t know. My instincts just tell me that even this will already be a lot to deal with. Let’s stop here, for now.</text:p>
      <text:p text:style-name="Normal"/>
      <text:p text:style-name="Normal"/>
      <text:p text:style-name="Normal">A wild boar, instead of a giant? It’s easier to imagin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